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458333333333333in"/>
    </style:style>
    <style:style style:name="co3" style:family="table-column">
      <style:table-column-properties fo:break-before="auto" style:column-width="5.61458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Offense</text:p>
          </table:table-cell>
          <table:table-cell table:style-name="ce22" office:value-type="string">
            <text:p>Street</text:p>
          </table:table-cell>
          <table:table-cell table:style-name="ce22" office:value-type="string">
            <text:p>Sub</text:p>
          </table:table-cell>
          <table:table-cell table:style-name="ce22" office:value-type="string">
            <text:p>Zip</text:p>
          </table:table-cell>
          <table:table-cell table:style-name="ce22" office:value-type="string">
            <text:p>Area</text:p>
          </table:table-cell>
        </table:table-row>
        <table:table-row table:style-name="ro2">
          <table:table-cell table:style-name="ce23" office:value-type="date" office:date-value="2003-06-01T00:00:00">
            <text:p>6/1/2003</text:p>
          </table:table-cell>
          <table:table-cell table:style-name="ce21" office:value-type="string">
            <text:p>ASSAULT, SIMPLE</text:p>
          </table:table-cell>
          <table:table-cell table:style-name="ce24" office:value-type="string">
            <text:p>ALEXANDER LEE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5T00:00:00">
            <text:p>12/5/2003</text:p>
          </table:table-cell>
          <table:table-cell table:style-name="ce21" office:value-type="string">
            <text:p>ANNOYING PHONE CALLS</text:p>
          </table:table-cell>
          <table:table-cell table:style-name="ce24" office:value-type="string">
            <text:p>AMBLER STREET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3T00:00:00">
            <text:p>3/23/2003</text:p>
          </table:table-cell>
          <table:table-cell table:style-name="ce21" office:value-type="string">
            <text:p>ASSAULT, SIMPLE</text:p>
          </table:table-cell>
          <table:table-cell table:style-name="ce24" office:value-type="string">
            <text:p>AMBLER STREET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3T00:00:00">
            <text:p>3/23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AMBL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30T00:00:00">
            <text:p>6/30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AMBL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3T00:00:00">
            <text:p>3/23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AMBLER STREET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06T00:00:00">
            <text:p>5/6/2003</text:p>
          </table:table-cell>
          <table:table-cell table:style-name="ce21" office:value-type="string">
            <text:p>BOMB THREATS</text:p>
          </table:table-cell>
          <table:table-cell table:style-name="ce24" office:value-type="string">
            <text:p>BALLARD STREET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21T00:00:00">
            <text:p>4/21/2003</text:p>
          </table:table-cell>
          <table:table-cell table:style-name="ce21" office:value-type="string">
            <text:p>CARRYING CONCEALED WEAPON -1ST OFFENSE</text:p>
          </table:table-cell>
          <table:table-cell table:style-name="ce21" office:value-type="string">
            <text:p>BALLARD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04T00:00:00">
            <text:p>10/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ALLARD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08T00:00:00">
            <text:p>1/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ALLARD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14T00:00:00">
            <text:p>5/1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ALLARD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24T00:00:00">
            <text:p>4/24/2003</text:p>
          </table:table-cell>
          <table:table-cell table:style-name="ce21" office:value-type="string">
            <text:p>DISORDERLY CONDUCT</text:p>
          </table:table-cell>
          <table:table-cell table:style-name="ce24" office:value-type="string">
            <text:p>BALLARD STREET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04T00:00:00">
            <text:p>4/4/2003</text:p>
          </table:table-cell>
          <table:table-cell table:style-name="ce21" office:value-type="string">
            <text:p>FORGING PUBLIC RECORDS</text:p>
          </table:table-cell>
          <table:table-cell table:style-name="ce21" office:value-type="string">
            <text:p>BALLARD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31T00:00:00">
            <text:p>3/31/2003</text:p>
          </table:table-cell>
          <table:table-cell table:style-name="ce21" office:value-type="string">
            <text:p>FRAUD-TRICK,FALSE PRETENSES</text:p>
          </table:table-cell>
          <table:table-cell table:style-name="ce21" office:value-type="string">
            <text:p>BALLARD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02T00:00:00">
            <text:p>4/2/2003</text:p>
          </table:table-cell>
          <table:table-cell table:style-name="ce21" office:value-type="string">
            <text:p>OBSTRUCTING JUSTICE</text:p>
          </table:table-cell>
          <table:table-cell table:style-name="ce24" office:value-type="string">
            <text:p>BALLARD STREET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04T00:00:00">
            <text:p>4/4/2003</text:p>
          </table:table-cell>
          <table:table-cell table:style-name="ce21" office:value-type="string">
            <text:p>PERJURY</text:p>
          </table:table-cell>
          <table:table-cell table:style-name="ce24" office:value-type="string">
            <text:p>BALLARD STREET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16T00:00:00">
            <text:p>7/16/2003</text:p>
          </table:table-cell>
          <table:table-cell table:style-name="ce21" office:value-type="string">
            <text:p>PERJURY</text:p>
          </table:table-cell>
          <table:table-cell table:style-name="ce24" office:value-type="string">
            <text:p>BALLARD STREET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16T00:00:00">
            <text:p>3/16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BALLARD STREET &amp; BACON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05T00:00:00">
            <text:p>5/5/2003</text:p>
          </table:table-cell>
          <table:table-cell table:style-name="ce21" office:value-type="string">
            <text:p>DRIVING W/SUSPENDED OR REVOKED LICENSE</text:p>
          </table:table-cell>
          <table:table-cell table:style-name="ce21" office:value-type="string">
            <text:p>BALLARD STREET &amp; COLONIAL NATION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23T00:00:00">
            <text:p>5/23/2003</text:p>
          </table:table-cell>
          <table:table-cell table:style-name="ce21" office:value-type="string">
            <text:p>DRIVING W/SUSPENDED OR REVOKED LICENSE</text:p>
          </table:table-cell>
          <table:table-cell table:style-name="ce21" office:value-type="string">
            <text:p>BALLARD STREET &amp; COLONIAL NATION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05T00:00:00">
            <text:p>5/5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BALLARD STREET &amp; COLONIAL NATION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23T00:00:00">
            <text:p>5/23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BALLARD STREET &amp; COLONIAL NATION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05T00:00:00">
            <text:p>5/5/2003</text:p>
          </table:table-cell>
          <table:table-cell table:style-name="ce21" office:value-type="string">
            <text:p>RECKLESS - GENERAL</text:p>
          </table:table-cell>
          <table:table-cell table:style-name="ce24" office:value-type="string">
            <text:p>BALLARD STREET &amp; COLONIAL NATION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5T00:00:00">
            <text:p>3/25/2003</text:p>
          </table:table-cell>
          <table:table-cell table:style-name="ce21" office:value-type="string">
            <text:p>ASSAULT, SIMPLE</text:p>
          </table:table-cell>
          <table:table-cell table:style-name="ce24" office:value-type="string">
            <text:p>BAPTIST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22T00:00:00">
            <text:p>8/22/2003</text:p>
          </table:table-cell>
          <table:table-cell table:style-name="ce21" office:value-type="string">
            <text:p>BURGLARY, RESIDENTIAL</text:p>
          </table:table-cell>
          <table:table-cell table:style-name="ce24" office:value-type="string">
            <text:p>BAPTIST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2T00:00:00">
            <text:p>12/2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APTIST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31T00:00:00">
            <text:p>3/31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BAPTIST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14T00:00:00">
            <text:p>8/14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BAPTIST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02T00:00:00">
            <text:p>11/2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BAPTIST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03T00:00:00">
            <text:p>4/3/2003</text:p>
          </table:table-cell>
          <table:table-cell table:style-name="ce21" office:value-type="string">
            <text:p>DRUGS, PWID COCAINE</text:p>
          </table:table-cell>
          <table:table-cell table:style-name="ce24" office:value-type="string">
            <text:p>BAPTIST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22T00:00:00">
            <text:p>8/22/2003</text:p>
          </table:table-cell>
          <table:table-cell table:style-name="ce21" office:value-type="string">
            <text:p>GRAND LARCENY</text:p>
          </table:table-cell>
          <table:table-cell table:style-name="ce24" office:value-type="string">
            <text:p>BAPTIST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30T00:00:00">
            <text:p>1/30/2003</text:p>
          </table:table-cell>
          <table:table-cell table:style-name="ce21" office:value-type="string">
            <text:p>LOST PROPERTY</text:p>
          </table:table-cell>
          <table:table-cell table:style-name="ce24" office:value-type="string">
            <text:p>BAPTIST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07T00:00:00">
            <text:p>1/7/2003</text:p>
          </table:table-cell>
          <table:table-cell table:style-name="ce21" office:value-type="string">
            <text:p>PETIT LARCENY</text:p>
          </table:table-cell>
          <table:table-cell table:style-name="ce24" office:value-type="string">
            <text:p>BAPTIST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01T00:00:00">
            <text:p>5/1/2003</text:p>
          </table:table-cell>
          <table:table-cell table:style-name="ce21" office:value-type="string">
            <text:p>THREATEN BODILY HARM</text:p>
          </table:table-cell>
          <table:table-cell table:style-name="ce24" office:value-type="string">
            <text:p>BAPTIST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7T00:00:00">
            <text:p>12/7/2003</text:p>
          </table:table-cell>
          <table:table-cell table:style-name="ce21" office:value-type="string">
            <text:p>TRESPASSING</text:p>
          </table:table-cell>
          <table:table-cell table:style-name="ce24" office:value-type="string">
            <text:p>BAPTIST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30T00:00:00">
            <text:p>4/3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APTIST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29T00:00:00">
            <text:p>9/29/2003</text:p>
          </table:table-cell>
          <table:table-cell table:style-name="ce21" office:value-type="string">
            <text:p>ABUSE AND NEGLECT OF CHILDREN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06T00:00:00">
            <text:p>2/6/2003</text:p>
          </table:table-cell>
          <table:table-cell table:style-name="ce21" office:value-type="string">
            <text:p>ABUSE AND NEGLECT OF CHILDREN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19T00:00:00">
            <text:p>9/19/2003</text:p>
          </table:table-cell>
          <table:table-cell table:style-name="ce21" office:value-type="string">
            <text:p>AGGRAVATED MALICIOUS WOUNDING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30T00:00:00">
            <text:p>3/30/2003</text:p>
          </table:table-cell>
          <table:table-cell table:style-name="ce21" office:value-type="string">
            <text:p>ASSAULT, SIMPLE</text:p>
          </table:table-cell>
          <table:table-cell table:style-name="ce24" office:value-type="string">
            <text:p>BARHAM BLVD</text:p>
          </table:table-cell>
          <table:table-cell table:style-name="ce25" office:value-type="float" office:value="166">
            <text:p>166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14T00:00:00">
            <text:p>1/14/2003</text:p>
          </table:table-cell>
          <table:table-cell table:style-name="ce21" office:value-type="string">
            <text:p>ASSAULT, SIMPLE</text:p>
          </table:table-cell>
          <table:table-cell table:style-name="ce24" office:value-type="string">
            <text:p>BARHAM BLVD</text:p>
          </table:table-cell>
          <table:table-cell table:style-name="ce25" office:value-type="float" office:value="166">
            <text:p>166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18T00:00:00">
            <text:p>5/18/2003</text:p>
          </table:table-cell>
          <table:table-cell table:style-name="ce21" office:value-type="string">
            <text:p>ASSAULT, SIMPLE</text:p>
          </table:table-cell>
          <table:table-cell table:style-name="ce24" office:value-type="string">
            <text:p>BARHAM BLVD</text:p>
          </table:table-cell>
          <table:table-cell table:style-name="ce25" office:value-type="float" office:value="166">
            <text:p>166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22T00:00:00">
            <text:p>6/22/2003</text:p>
          </table:table-cell>
          <table:table-cell table:style-name="ce21" office:value-type="string">
            <text:p>ASSAULT, SIMPLE</text:p>
          </table:table-cell>
          <table:table-cell table:style-name="ce24" office:value-type="string">
            <text:p>BARHAM BLVD</text:p>
          </table:table-cell>
          <table:table-cell table:style-name="ce25" office:value-type="float" office:value="166">
            <text:p>166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17T00:00:00">
            <text:p>7/17/2003</text:p>
          </table:table-cell>
          <table:table-cell table:style-name="ce21" office:value-type="string">
            <text:p>ASSAULT, SIMPLE</text:p>
          </table:table-cell>
          <table:table-cell table:style-name="ce24" office:value-type="string">
            <text:p>BARHAM BLVD</text:p>
          </table:table-cell>
          <table:table-cell table:style-name="ce25" office:value-type="float" office:value="166">
            <text:p>166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24T00:00:00">
            <text:p>9/24/2003</text:p>
          </table:table-cell>
          <table:table-cell table:style-name="ce21" office:value-type="string">
            <text:p>ASSAULT, SIMPLE</text:p>
          </table:table-cell>
          <table:table-cell table:style-name="ce24" office:value-type="string">
            <text:p>BARHAM BLVD</text:p>
          </table:table-cell>
          <table:table-cell table:style-name="ce25" office:value-type="float" office:value="166">
            <text:p>166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26T00:00:00">
            <text:p>1/26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07T00:00:00">
            <text:p>8/7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18T00:00:00">
            <text:p>3/18/2003</text:p>
          </table:table-cell>
          <table:table-cell table:style-name="ce21" office:value-type="string">
            <text:p>BRANDISHING FIREARM</text:p>
          </table:table-cell>
          <table:table-cell table:style-name="ce24" office:value-type="string">
            <text:p>BARHAM BLVD</text:p>
          </table:table-cell>
          <table:table-cell table:style-name="ce25" office:value-type="float" office:value="166">
            <text:p>166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30T00:00:00">
            <text:p>11/30/2003</text:p>
          </table:table-cell>
          <table:table-cell table:style-name="ce21" office:value-type="string">
            <text:p>BRANDISHING FIREARM</text:p>
          </table:table-cell>
          <table:table-cell table:style-name="ce24" office:value-type="string">
            <text:p>BARHAM BLVD</text:p>
          </table:table-cell>
          <table:table-cell table:style-name="ce25" office:value-type="float" office:value="166">
            <text:p>166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11T00:00:00">
            <text:p>3/1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20T00:00:00">
            <text:p>4/2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04T00:00:00">
            <text:p>3/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01T00:00:00">
            <text:p>6/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29T00:00:00">
            <text:p>6/2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11T00:00:00">
            <text:p>9/1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27T00:00:00">
            <text:p>11/27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18T00:00:00">
            <text:p>6/18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BARHAM BLVD</text:p>
          </table:table-cell>
          <table:table-cell table:style-name="ce25" office:value-type="float" office:value="166">
            <text:p>166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24T00:00:00">
            <text:p>9/24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BARHAM BLVD</text:p>
          </table:table-cell>
          <table:table-cell table:style-name="ce25" office:value-type="float" office:value="166">
            <text:p>166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24T00:00:00">
            <text:p>7/24/2003</text:p>
          </table:table-cell>
          <table:table-cell table:style-name="ce21" office:value-type="string">
            <text:p>DEAD ON ARRIVAL</text:p>
          </table:table-cell>
          <table:table-cell table:style-name="ce24" office:value-type="string">
            <text:p>BARHAM BLVD</text:p>
          </table:table-cell>
          <table:table-cell table:style-name="ce25" office:value-type="float" office:value="166">
            <text:p>166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07T00:00:00">
            <text:p>8/7/2003</text:p>
          </table:table-cell>
          <table:table-cell table:style-name="ce21" office:value-type="string">
            <text:p>DRUNK IN PUBLIC</text:p>
          </table:table-cell>
          <table:table-cell table:style-name="ce24" office:value-type="string">
            <text:p>BARHAM BLVD</text:p>
          </table:table-cell>
          <table:table-cell table:style-name="ce25" office:value-type="float" office:value="166">
            <text:p>166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11T00:00:00">
            <text:p>11/11/2003</text:p>
          </table:table-cell>
          <table:table-cell table:style-name="ce21" office:value-type="string">
            <text:p>FALSELY SUMMONS OR FALSE REPORT TO POLIC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27T00:00:00">
            <text:p>1/27/2003</text:p>
          </table:table-cell>
          <table:table-cell table:style-name="ce21" office:value-type="string">
            <text:p>GRAND LARCENY</text:p>
          </table:table-cell>
          <table:table-cell table:style-name="ce24" office:value-type="string">
            <text:p>BARHAM BLVD</text:p>
          </table:table-cell>
          <table:table-cell table:style-name="ce25" office:value-type="float" office:value="166">
            <text:p>166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16T00:00:00">
            <text:p>6/16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20T00:00:00">
            <text:p>5/20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21T00:00:00">
            <text:p>2/21/2003</text:p>
          </table:table-cell>
          <table:table-cell table:style-name="ce21" office:value-type="string">
            <text:p>MANUF, SALE, POSS CONTROL SUBST -SCHED III,IV,V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1T00:00:00">
            <text:p>3/21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18T00:00:00">
            <text:p>3/18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09T00:00:00">
            <text:p>5/9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22T00:00:00">
            <text:p>2/22/2003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02T00:00:00">
            <text:p>1/2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17T00:00:00">
            <text:p>7/17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15T00:00:00">
            <text:p>5/15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29T00:00:00">
            <text:p>9/29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18T00:00:00">
            <text:p>3/18/2003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29T00:00:00">
            <text:p>9/29/2003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03T00:00:00">
            <text:p>10/3/2003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21T00:00:00">
            <text:p>2/21/2003</text:p>
          </table:table-cell>
          <table:table-cell table:style-name="ce21" office:value-type="string">
            <text:p>SOLICITATION TO COMMIT FELONY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10T00:00:00">
            <text:p>12/10/2003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06T00:00:00">
            <text:p>2/6/2003</text:p>
          </table:table-cell>
          <table:table-cell table:style-name="ce21" office:value-type="string">
            <text:p>VIOLATE PROTECTIVE ORDERS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25T00:00:00">
            <text:p>12/25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BOUNDARY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25T00:00:00">
            <text:p>12/25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BOUNDARY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12T00:00:00">
            <text:p>9/12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BOUNDARY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04T00:00:00">
            <text:p>3/4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BROWNS LANE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15T00:00:00">
            <text:p>9/15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CABOT DRIV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15T00:00:00">
            <text:p>6/15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ABOT DRIV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02T00:00:00">
            <text:p>8/2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CABOT DRIVE</text:p>
          </table:table-cell>
          <table:table-cell table:style-name="ce25" office:value-type="float" office:value="225">
            <text:p>225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02T00:00:00">
            <text:p>8/2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CABOT DRIV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16T00:00:00">
            <text:p>12/16/2003</text:p>
          </table:table-cell>
          <table:table-cell table:style-name="ce21" office:value-type="string">
            <text:p>MAIMING</text:p>
          </table:table-cell>
          <table:table-cell table:style-name="ce24" office:value-type="string">
            <text:p>CABOT DRIVE</text:p>
          </table:table-cell>
          <table:table-cell table:style-name="ce25" office:value-type="float" office:value="225">
            <text:p>225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16T00:00:00">
            <text:p>12/16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CABOT DRIV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7T00:00:00">
            <text:p>12/7/2003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CANNON ROA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4T00:00:00">
            <text:p>3/24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CANNON ROA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01T00:00:00">
            <text:p>1/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ANNON ROA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06T00:00:00">
            <text:p>9/6/2003</text:p>
          </table:table-cell>
          <table:table-cell table:style-name="ce21" office:value-type="string">
            <text:p>CURFEW VIOLATION</text:p>
          </table:table-cell>
          <table:table-cell table:style-name="ce21" office:value-type="string">
            <text:p>CANNON ROA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13T00:00:00">
            <text:p>6/13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CANNON ROAD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30T00:00:00">
            <text:p>11/30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CANNON ROAD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4T00:00:00">
            <text:p>3/24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CANNON ROA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06T00:00:00">
            <text:p>9/6/2003</text:p>
          </table:table-cell>
          <table:table-cell table:style-name="ce21" office:value-type="string">
            <text:p>UNLAWFUL PURCHASE OR POSSESS ALCOHOLIC BEVERAGE</text:p>
          </table:table-cell>
          <table:table-cell table:style-name="ce21" office:value-type="string">
            <text:p>CANNON ROA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08T00:00:00">
            <text:p>4/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ANNON ROA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11T00:00:00">
            <text:p>4/11/2003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CANNON ROA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21T00:00:00">
            <text:p>6/21/2003</text:p>
          </table:table-cell>
          <table:table-cell table:style-name="ce21" office:value-type="string">
            <text:p>RAPE</text:p>
          </table:table-cell>
          <table:table-cell table:style-name="ce24" office:value-type="string">
            <text:p>CANNON ROAD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25T00:00:00">
            <text:p>6/25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COBURN COURT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11T00:00:00">
            <text:p>6/11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COOK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29T00:00:00">
            <text:p>11/2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OOK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29T00:00:00">
            <text:p>11/2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OOK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3T00:00:00">
            <text:p>12/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OOK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07T00:00:00">
            <text:p>5/7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COOK ROAD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0T00:00:00">
            <text:p>3/20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COOK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5T00:00:00">
            <text:p>3/25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COOK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10T00:00:00">
            <text:p>5/10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COOK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30T00:00:00">
            <text:p>8/30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COOK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10T00:00:00">
            <text:p>5/10/2003</text:p>
          </table:table-cell>
          <table:table-cell table:style-name="ce21" office:value-type="string">
            <text:p>DRIVING W/SUSPENDED OR REVOKED LICENSE</text:p>
          </table:table-cell>
          <table:table-cell table:style-name="ce21" office:value-type="string">
            <text:p>COOK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04T00:00:00">
            <text:p>8/4/2003</text:p>
          </table:table-cell>
          <table:table-cell table:style-name="ce21" office:value-type="string">
            <text:p>LARCENY, ALL OTHERS</text:p>
          </table:table-cell>
          <table:table-cell table:style-name="ce21" office:value-type="string">
            <text:p>COOK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30T00:00:00">
            <text:p>5/30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COOK ROAD &amp; BALLARD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15T00:00:00">
            <text:p>5/15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COOK ROAD &amp; BALLARD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26T00:00:00">
            <text:p>4/26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COOK ROAD &amp; BALLARD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30T00:00:00">
            <text:p>5/30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COOK ROAD &amp; BALLARD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26T00:00:00">
            <text:p>4/26/2003</text:p>
          </table:table-cell>
          <table:table-cell table:style-name="ce21" office:value-type="string">
            <text:p>DRUGS, POSSESS COCAINE</text:p>
          </table:table-cell>
          <table:table-cell table:style-name="ce21" office:value-type="string">
            <text:p>COOK ROAD &amp; BALLARD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26T00:00:00">
            <text:p>4/26/2003</text:p>
          </table:table-cell>
          <table:table-cell table:style-name="ce21" office:value-type="string">
            <text:p>ELUDING POLICE</text:p>
          </table:table-cell>
          <table:table-cell table:style-name="ce21" office:value-type="string">
            <text:p>COOK ROAD &amp; BALLARD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26T00:00:00">
            <text:p>4/26/2003</text:p>
          </table:table-cell>
          <table:table-cell table:style-name="ce21" office:value-type="string">
            <text:p>OPERATE MOTOR VEHICLE -HABITUAL OFFENDER</text:p>
          </table:table-cell>
          <table:table-cell table:style-name="ce21" office:value-type="string">
            <text:p>COOK ROAD &amp; BALLARD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26T00:00:00">
            <text:p>4/26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COOK ROAD &amp; BALLARD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18T00:00:00">
            <text:p>5/18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COOK ROAD &amp; FALCON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1T00:00:00">
            <text:p>3/21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COOK ROAD &amp; GEORGE WASHINGTON M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15T00:00:00">
            <text:p>6/15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COOK ROAD &amp; GEORGE WASHINGTON M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11T00:00:00">
            <text:p>5/11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COOK ROAD &amp; GOOSLEY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26T00:00:00">
            <text:p>4/26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COOK ROAD &amp; GOOSLEY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26T00:00:00">
            <text:p>4/26/2003</text:p>
          </table:table-cell>
          <table:table-cell table:style-name="ce21" office:value-type="string">
            <text:p>DRIVING W/SUSPENDED OR REVOKED LICENSE</text:p>
          </table:table-cell>
          <table:table-cell table:style-name="ce21" office:value-type="string">
            <text:p>COOK ROAD &amp; GOOSLEY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26T00:00:00">
            <text:p>4/26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COOK ROAD &amp; GOOSLEY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21T00:00:00">
            <text:p>12/21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COOK ROAD &amp; GOOSLEY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26T00:00:00">
            <text:p>4/26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COOK ROAD &amp; GOOSLEY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16T00:00:00">
            <text:p>8/16/2003</text:p>
          </table:table-cell>
          <table:table-cell table:style-name="ce21" office:value-type="string">
            <text:p>ASSAULT &amp; BATTERY -POLICE OFCR OR FIREFIGHTER</text:p>
          </table:table-cell>
          <table:table-cell table:style-name="ce21" office:value-type="string">
            <text:p>COOK ROAD &amp; SURRENDER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16T00:00:00">
            <text:p>8/16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COOK ROAD &amp; SURRENDER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16T00:00:00">
            <text:p>8/16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COOK ROAD &amp; SURRENDER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16T00:00:00">
            <text:p>8/16/2003</text:p>
          </table:table-cell>
          <table:table-cell table:style-name="ce21" office:value-type="string">
            <text:p>UNLAWFUL PURCHASE OR POSSESS ALCOHOLIC BEVERAGE</text:p>
          </table:table-cell>
          <table:table-cell table:style-name="ce21" office:value-type="string">
            <text:p>COOK ROAD &amp; SURRENDER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16T00:00:00">
            <text:p>8/16/2003</text:p>
          </table:table-cell>
          <table:table-cell table:style-name="ce21" office:value-type="string">
            <text:p>UNLAWFUL PURCHASE OR POSSESS ALCOHOLIC BEVERAGE</text:p>
          </table:table-cell>
          <table:table-cell table:style-name="ce21" office:value-type="string">
            <text:p>COOK ROAD &amp; SURRENDER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30T00:00:00">
            <text:p>10/30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COOL COURT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12T00:00:00">
            <text:p>9/12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COOL COURT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03T00:00:00">
            <text:p>4/3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COOL COURT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24T00:00:00">
            <text:p>7/24/2003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COOL COURT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20T00:00:00">
            <text:p>10/20/2003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CORNWALIS ROAD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24T00:00:00">
            <text:p>6/24/2003</text:p>
          </table:table-cell>
          <table:table-cell table:style-name="ce21" office:value-type="string">
            <text:p>THROWING OBJECT AT MOVING VEHICLE</text:p>
          </table:table-cell>
          <table:table-cell table:style-name="ce21" office:value-type="string">
            <text:p>CRAWFORD ROAD AND PARK SERVICE O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25T00:00:00">
            <text:p>11/25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RAWFORD ROAD AND TOUR ROAD OVE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2T00:00:00">
            <text:p>12/2/2003</text:p>
          </table:table-cell>
          <table:table-cell table:style-name="ce21" office:value-type="string">
            <text:p>GRAFITTI, PUBLIC PROPERTY</text:p>
          </table:table-cell>
          <table:table-cell table:style-name="ce21" office:value-type="string">
            <text:p>CRAWFORD ROAD PARK SERVICE OVER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19T00:00:00">
            <text:p>5/1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DOGWOOD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14T00:00:00">
            <text:p>6/14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FALCON ROAD &amp; COOK ROAD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26T00:00:00">
            <text:p>2/26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INGTON MEMORIAL HIGHWAY</text:p>
          </table:table-cell>
          <table:table-cell table:style-name="ce21"/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3" office:value-type="date" office:date-value="2003-12-31T00:00:00">
            <text:p>12/3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INGTON MEMORIAL HIGHWAY</text:p>
          </table:table-cell>
          <table:table-cell table:style-name="ce21"/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3" office:value-type="date" office:date-value="2003-02-18T00:00:00">
            <text:p>2/18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INGTON MEMORIAL HIGHWAY</text:p>
          </table:table-cell>
          <table:table-cell table:style-name="ce21"/>
          <table:table-cell table:style-name="ce25" office:value-type="float" office:value="23690">
            <text:p>23690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02T00:00:00">
            <text:p>6/2/2003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GEORGE WASHINGTON MEMORIAL HIGHWAY</text:p>
          </table:table-cell>
          <table:table-cell table:style-name="ce21"/>
          <table:table-cell table:style-name="ce25" office:value-type="float" office:value="23690">
            <text:p>23690</text:p>
          </table:table-cell>
          <table:table-cell table:style-name="ce26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08T00:00:00">
            <text:p>9/8/2003</text:p>
          </table:table-cell>
          <table:table-cell table:style-name="ce21" office:value-type="string">
            <text:p>DAMAGE PROPERTY, BUSINESS</text:p>
          </table:table-cell>
          <table:table-cell table:style-name="ce22" office:value-type="string">
            <text:p>GEORGE WASHINGTON MEMORIAL HIGHWAY</text:p>
          </table:table-cell>
          <table:table-cell table:style-name="ce25"/>
          <table:table-cell table:style-name="ce25" office:value-type="float" office:value="23690">
            <text:p>23690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3" office:value-type="date" office:date-value="2003-06-26T00:00:00">
            <text:p>6/26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INGTON MEMORIAL HIGHWAY</text:p>
          </table:table-cell>
          <table:table-cell table:style-name="ce21"/>
          <table:table-cell table:style-name="ce25" office:value-type="float" office:value="23690">
            <text:p>23690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31T00:00:00">
            <text:p>1/31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INGTON MEMORIAL HIGHWAY</text:p>
          </table:table-cell>
          <table:table-cell table:style-name="ce21"/>
          <table:table-cell table:style-name="ce25" office:value-type="float" office:value="23690">
            <text:p>23690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3" office:value-type="date" office:date-value="2003-09-08T00:00:00">
            <text:p>9/8/2003</text:p>
          </table:table-cell>
          <table:table-cell table:style-name="ce21" office:value-type="string">
            <text:p>STEAL OR TAMPER WITH COIN OPERATED EQUIPMENT</text:p>
          </table:table-cell>
          <table:table-cell table:style-name="ce21" office:value-type="string">
            <text:p>GEORGE WASHINGTON MEMORIAL HIGHWAY</text:p>
          </table:table-cell>
          <table:table-cell table:style-name="ce21"/>
          <table:table-cell table:style-name="ce25" office:value-type="float" office:value="23690">
            <text:p>23690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3" office:value-type="date" office:date-value="2003-09-17T00:00:00">
            <text:p>9/17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OOSELY ROAD &amp; GEORGE WASHINGTO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01T00:00:00">
            <text:p>2/1/2003</text:p>
          </table:table-cell>
          <table:table-cell table:style-name="ce21" office:value-type="string">
            <text:p>ASSAULT, AGGRAVATED, DOMESTIC</text:p>
          </table:table-cell>
          <table:table-cell table:style-name="ce21" office:value-type="string">
            <text:p>GOOSLEY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27T00:00:00">
            <text:p>1/27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GOOSLEY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16T00:00:00">
            <text:p>3/16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OOSLEY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12T00:00:00">
            <text:p>10/12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GOOSLEY ROAD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26T00:00:00">
            <text:p>7/26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GOOSLEY ROAD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10T00:00:00">
            <text:p>2/10/2003</text:p>
          </table:table-cell>
          <table:table-cell table:style-name="ce21" office:value-type="string">
            <text:p>FALSELY SUMMONS OR FALSE REPORT TO POLICE</text:p>
          </table:table-cell>
          <table:table-cell table:style-name="ce21" office:value-type="string">
            <text:p>GOOSLEY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27T00:00:00">
            <text:p>11/27/2003</text:p>
          </table:table-cell>
          <table:table-cell table:style-name="ce21" office:value-type="string">
            <text:p>MAIMING</text:p>
          </table:table-cell>
          <table:table-cell table:style-name="ce24" office:value-type="string">
            <text:p>GOOSLEY ROAD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11T00:00:00">
            <text:p>2/11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OOSLEY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7T00:00:00">
            <text:p>3/27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OOSLEY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29T00:00:00">
            <text:p>11/29/2003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GOOSLEY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20T00:00:00">
            <text:p>6/20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OOSLEY ROAD &amp; GEORGE WASHINGTO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20T00:00:00">
            <text:p>6/20/2003</text:p>
          </table:table-cell>
          <table:table-cell table:style-name="ce21" office:value-type="string">
            <text:p>DRIVING W/SUSPENDED OR REVOKED LICENSE</text:p>
          </table:table-cell>
          <table:table-cell table:style-name="ce21" office:value-type="string">
            <text:p>GOOSLEY ROAD &amp; GEORGE WASHINGTO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18T00:00:00">
            <text:p>7/18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OOSLEY ROAD &amp; GEORGE WASHINGTO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26T00:00:00">
            <text:p>9/26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GOOSLEY ROAD &amp; LEIGH ROAD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28T00:00:00">
            <text:p>2/28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OOSLEY ROAD &amp; THE MASONIC LODGE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14T00:00:00">
            <text:p>3/14/2003</text:p>
          </table:table-cell>
          <table:table-cell table:style-name="ce21" office:value-type="string">
            <text:p>DRUGS, POSSESS COCAINE</text:p>
          </table:table-cell>
          <table:table-cell table:style-name="ce21" office:value-type="string">
            <text:p>LEIGH &amp; WALNUT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09T00:00:00">
            <text:p>1/9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20T00:00:00">
            <text:p>1/20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20T00:00:00">
            <text:p>11/20/2003</text:p>
          </table:table-cell>
          <table:table-cell table:style-name="ce21" office:value-type="string">
            <text:p>ATTEMPTED SUICIDE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09T00:00:00">
            <text:p>1/9/2003</text:p>
          </table:table-cell>
          <table:table-cell table:style-name="ce21" office:value-type="string">
            <text:p>CARRYING CONCEALED WEAPON -1ST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25T00:00:00">
            <text:p>1/25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14T00:00:00">
            <text:p>9/1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29T00:00:00">
            <text:p>11/2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23T00:00:00">
            <text:p>10/2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24T00:00:00">
            <text:p>9/2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06T00:00:00">
            <text:p>6/6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LEIGH ROAD</text:p>
          </table:table-cell>
          <table:table-cell table:style-name="ce25" office:value-type="float" office:value="101">
            <text:p>101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09T00:00:00">
            <text:p>1/9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LEIGH ROAD</text:p>
          </table:table-cell>
          <table:table-cell table:style-name="ce25" office:value-type="float" office:value="101">
            <text:p>101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13T00:00:00">
            <text:p>4/13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LEIGH ROAD</text:p>
          </table:table-cell>
          <table:table-cell table:style-name="ce25" office:value-type="float" office:value="101">
            <text:p>101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09T00:00:00">
            <text:p>1/9/2003</text:p>
          </table:table-cell>
          <table:table-cell table:style-name="ce21" office:value-type="string">
            <text:p>DRUGS, POSSESS COCAINE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19T00:00:00">
            <text:p>9/19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09T00:00:00">
            <text:p>1/9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26T00:00:00">
            <text:p>6/26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23T00:00:00">
            <text:p>11/23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13T00:00:00">
            <text:p>4/13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29T00:00:00">
            <text:p>7/29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09T00:00:00">
            <text:p>1/9/2003</text:p>
          </table:table-cell>
          <table:table-cell table:style-name="ce21" office:value-type="string">
            <text:p>RESISTING ARREST/OBS JUSTICE W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12T00:00:00">
            <text:p>9/12/2003</text:p>
          </table:table-cell>
          <table:table-cell table:style-name="ce21" office:value-type="string">
            <text:p>THEFT OR RECEIPT OF STOLEN FIREARM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16T00:00:00">
            <text:p>1/16/2003</text:p>
          </table:table-cell>
          <table:table-cell table:style-name="ce21" office:value-type="string">
            <text:p>UNAUTHORIZED USE OF VEHICLE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8T00:00:00">
            <text:p>3/28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LEIGH ROAD, AREA OF PAY PHON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24T00:00:00">
            <text:p>5/24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MAGNOLIA LANE</text:p>
          </table:table-cell>
          <table:table-cell table:style-name="ce25" office:value-type="float" office:value="87">
            <text:p>87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19T00:00:00">
            <text:p>2/19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MAGNOLIA LANE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09T00:00:00">
            <text:p>1/9/2003</text:p>
          </table:table-cell>
          <table:table-cell table:style-name="ce21" office:value-type="string">
            <text:p>ABUSE AND NEGLECT OF CHILDREN</text:p>
          </table:table-cell>
          <table:table-cell table:style-name="ce21" office:value-type="string">
            <text:p>MAPLE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22T00:00:00">
            <text:p>6/22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MAPLE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01T00:00:00">
            <text:p>5/1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MAPLE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11T00:00:00">
            <text:p>2/11/2003</text:p>
          </table:table-cell>
          <table:table-cell table:style-name="ce21" office:value-type="string">
            <text:p>IDENTITY FRAUD &gt; $200 OR IMPRISONMENT OF VICTIM</text:p>
          </table:table-cell>
          <table:table-cell table:style-name="ce21" office:value-type="string">
            <text:p>MAPLE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15T00:00:00">
            <text:p>5/15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MAPLE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26T00:00:00">
            <text:p>11/26/2003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MAPLE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07T00:00:00">
            <text:p>7/7/2003</text:p>
          </table:table-cell>
          <table:table-cell table:style-name="ce21" office:value-type="string">
            <text:p>VEHICLE REGISTRATION VIOLATIONS</text:p>
          </table:table-cell>
          <table:table-cell table:style-name="ce21" office:value-type="string">
            <text:p>MAPLE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26T00:00:00">
            <text:p>1/26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AURICE COURT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14T00:00:00">
            <text:p>10/14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MOORE HOUSE ROAD</text:p>
          </table:table-cell>
          <table:table-cell table:style-name="ce25" office:value-type="float" office:value="200">
            <text:p>200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13T00:00:00">
            <text:p>7/13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MOORE HOUSE ROAD</text:p>
          </table:table-cell>
          <table:table-cell table:style-name="ce25" office:value-type="float" office:value="200">
            <text:p>200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28T00:00:00">
            <text:p>4/28/2003</text:p>
          </table:table-cell>
          <table:table-cell table:style-name="ce21" office:value-type="string">
            <text:p>IDENTITY FRAUD &gt; $200 OR IMPRISONMENT OF VICTIM</text:p>
          </table:table-cell>
          <table:table-cell table:style-name="ce21" office:value-type="string">
            <text:p>MOORE HOUSE ROAD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13T00:00:00">
            <text:p>7/13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MOOREHOUSE ROAD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09T00:00:00">
            <text:p>4/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OOREHOUSE ROAD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07T00:00:00">
            <text:p>5/7/2003</text:p>
          </table:table-cell>
          <table:table-cell table:style-name="ce21" office:value-type="string">
            <text:p>IDENTITY FRAUD &gt; $200 OR IMPRISONMENT OF VICTIM</text:p>
          </table:table-cell>
          <table:table-cell table:style-name="ce21" office:value-type="string">
            <text:p>MOOREHOUSE ROAD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12T00:00:00">
            <text:p>2/12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MUSE LANE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12T00:00:00">
            <text:p>2/12/2003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MUSE LANE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09T00:00:00">
            <text:p>4/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NELSON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11T00:00:00">
            <text:p>6/11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NORTH MAPLE ROAD</text:p>
          </table:table-cell>
          <table:table-cell/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3" office:value-type="date" office:date-value="2003-05-10T00:00:00">
            <text:p>5/1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NORTH MAPLE ROAD</text:p>
          </table:table-cell>
          <table:table-cell/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3" office:value-type="date" office:date-value="2003-06-11T00:00:00">
            <text:p>6/11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NORTH MAPLE ROAD</text:p>
          </table:table-cell>
          <table:table-cell table:style-name="ce22"/>
          <table:table-cell table:style-name="ce26" office:value-type="float" office:value="23690">
            <text:p>23690</text:p>
          </table:table-cell>
          <table:table-cell table:style-name="ce21" office:value-type="string">
            <text:p/>
          </table:table-cell>
        </table:table-row>
        <table:table-row table:style-name="ro2">
          <table:table-cell table:style-name="ce23" office:value-type="date" office:date-value="2003-09-13T00:00:00">
            <text:p>9/13/2003</text:p>
          </table:table-cell>
          <table:table-cell table:style-name="ce21" office:value-type="string">
            <text:p>DEAD ON ARRIVAL</text:p>
          </table:table-cell>
          <table:table-cell table:style-name="ce21" office:value-type="string">
            <text:p>NORTH MAPLE ROAD</text:p>
          </table:table-cell>
          <table:table-cell/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3" office:value-type="date" office:date-value="2003-06-03T00:00:00">
            <text:p>6/3/2003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OLD WILLIAMSBURG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07T00:00:00">
            <text:p>5/7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16T00:00:00">
            <text:p>11/16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21T00:00:00">
            <text:p>4/21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14T00:00:00">
            <text:p>6/14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07T00:00:00">
            <text:p>11/7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30T00:00:00">
            <text:p>11/30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16T00:00:00">
            <text:p>3/16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11T00:00:00">
            <text:p>4/11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26T00:00:00">
            <text:p>12/26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18T00:00:00">
            <text:p>3/18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13T00:00:00">
            <text:p>2/13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19T00:00:00">
            <text:p>9/19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13T00:00:00">
            <text:p>10/13/2003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14T00:00:00">
            <text:p>10/14/2003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03T00:00:00">
            <text:p>11/3/2003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25T00:00:00">
            <text:p>12/25/2003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10T00:00:00">
            <text:p>11/1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16T00:00:00">
            <text:p>3/16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28T00:00:00">
            <text:p>5/2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01T00:00:00">
            <text:p>8/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30T00:00:00">
            <text:p>11/3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11T00:00:00">
            <text:p>4/1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05T00:00:00">
            <text:p>8/5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27T00:00:00">
            <text:p>8/27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01T00:00:00">
            <text:p>11/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2T00:00:00">
            <text:p>12/2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5T00:00:00">
            <text:p>12/5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6T00:00:00">
            <text:p>12/6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9T00:00:00">
            <text:p>12/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9T00:00:00">
            <text:p>12/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13T00:00:00">
            <text:p>12/1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18T00:00:00">
            <text:p>9/1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24T00:00:00">
            <text:p>11/24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OLD WILLIAMSBURG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19T00:00:00">
            <text:p>9/19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OLD WILLIAMSBURG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19T00:00:00">
            <text:p>4/19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OLD WILLIAMSBURG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14T00:00:00">
            <text:p>6/14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OLD WILLIAMSBURG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14T00:00:00">
            <text:p>6/14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OLD WILLIAMSBURG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13T00:00:00">
            <text:p>9/13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OLD WILLIAMSBURG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14T00:00:00">
            <text:p>10/14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OLD WILLIAMSBURG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28T00:00:00">
            <text:p>10/28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OLD WILLIAMSBURG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05T00:00:00">
            <text:p>11/5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OLD WILLIAMSBURG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30T00:00:00">
            <text:p>11/30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OLD WILLIAMSBURG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25T00:00:00">
            <text:p>12/25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OLD WILLIAMSBURG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16T00:00:00">
            <text:p>6/16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OLD WILLIAMSBURG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05T00:00:00">
            <text:p>7/5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OLD WILLIAMSBURG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05T00:00:00">
            <text:p>7/5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OLD WILLIAMSBURG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05T00:00:00">
            <text:p>7/5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OLD WILLIAMSBURG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04T00:00:00">
            <text:p>7/4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OLD WILLIAMSBURG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04T00:00:00">
            <text:p>1/4/2003</text:p>
          </table:table-cell>
          <table:table-cell table:style-name="ce21" office:value-type="string">
            <text:p>DEAD ON ARRIVAL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16T00:00:00">
            <text:p>3/16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18T00:00:00">
            <text:p>1/18/2003</text:p>
          </table:table-cell>
          <table:table-cell table:style-name="ce21" office:value-type="string">
            <text:p>DRIVING UNDER THE INFLUENCE,DR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13T00:00:00">
            <text:p>10/13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14T00:00:00">
            <text:p>10/14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03T00:00:00">
            <text:p>11/3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25T00:00:00">
            <text:p>12/25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06T00:00:00">
            <text:p>2/6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13T00:00:00">
            <text:p>12/13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16T00:00:00">
            <text:p>6/16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16T00:00:00">
            <text:p>6/16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16T00:00:00">
            <text:p>6/16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18T00:00:00">
            <text:p>6/18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18T00:00:00">
            <text:p>3/18/2003</text:p>
          </table:table-cell>
          <table:table-cell table:style-name="ce21" office:value-type="string">
            <text:p>MAIMING</text:p>
          </table:table-cell>
          <table:table-cell table:style-name="ce24" office:value-type="string">
            <text:p>OLD WILLIAMSBURG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04T00:00:00">
            <text:p>4/4/2003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24T00:00:00">
            <text:p>6/24/2003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21T00:00:00">
            <text:p>8/21/2003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08T00:00:00">
            <text:p>6/8/2003</text:p>
          </table:table-cell>
          <table:table-cell table:style-name="ce21" office:value-type="string">
            <text:p>OPERATE MOTOR VEHICLE -HABITUAL OFFENDER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18T00:00:00">
            <text:p>8/18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30T00:00:00">
            <text:p>11/30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13T00:00:00">
            <text:p>12/13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14T00:00:00">
            <text:p>3/14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15T00:00:00">
            <text:p>12/15/2003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01T00:00:00">
            <text:p>11/1/2003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16T00:00:00">
            <text:p>6/16/2003</text:p>
          </table:table-cell>
          <table:table-cell table:style-name="ce21" office:value-type="string">
            <text:p>TAMPERING WITH AUTO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08T00:00:00">
            <text:p>2/8/2003</text:p>
          </table:table-cell>
          <table:table-cell table:style-name="ce21" office:value-type="string">
            <text:p>TAMPERING WITH VEHICL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25T00:00:00">
            <text:p>6/25/2003</text:p>
          </table:table-cell>
          <table:table-cell table:style-name="ce21" office:value-type="string">
            <text:p>THROWING OBJECT AT MOVING VEHICL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21T00:00:00">
            <text:p>11/21/2003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14T00:00:00">
            <text:p>5/14/2003</text:p>
          </table:table-cell>
          <table:table-cell table:style-name="ce21" office:value-type="string">
            <text:p>UNAUTHORIZED USE OF VEHICL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2T00:00:00">
            <text:p>3/22/2003</text:p>
          </table:table-cell>
          <table:table-cell table:style-name="ce21" office:value-type="string">
            <text:p>UNAUTHORIZED USE OF VEHICL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18T00:00:00">
            <text:p>5/18/2003</text:p>
          </table:table-cell>
          <table:table-cell table:style-name="ce21" office:value-type="string">
            <text:p>OBJECT SEXUAL PENETRATION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18T00:00:00">
            <text:p>5/18/2003</text:p>
          </table:table-cell>
          <table:table-cell table:style-name="ce21" office:value-type="string">
            <text:p>RAPE</text:p>
          </table:table-cell>
          <table:table-cell table:style-name="ce24" office:value-type="string">
            <text:p>OLD WILLIAMSBURG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07T00:00:00">
            <text:p>10/7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OLD WILLIAMSBURG ROAD AND BROWN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18T00:00:00">
            <text:p>3/18/2003</text:p>
          </table:table-cell>
          <table:table-cell table:style-name="ce21" office:value-type="string">
            <text:p>DRIVING W/SUSPENDED OR REVOKED LICENSE</text:p>
          </table:table-cell>
          <table:table-cell table:style-name="ce21" office:value-type="string">
            <text:p>OLD WILLIAMSBURG ROAD AND BROWN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18T00:00:00">
            <text:p>3/18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OLD WILLIAMSBURG ROAD AND BROWN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18T00:00:00">
            <text:p>3/18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OLD WILLIAMSBURG ROAD AND BROWN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09T00:00:00">
            <text:p>3/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YORK HAMPTON HIGHWA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3T00:00:00">
            <text:p>3/2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YORK HAMPTON HIGHWA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14T00:00:00">
            <text:p>4/14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OLD YORK HAMPTON HIGHWAY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20T00:00:00">
            <text:p>8/20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OLD YORK HAMPTON HIGHWAY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26T00:00:00">
            <text:p>8/26/2003</text:p>
          </table:table-cell>
          <table:table-cell table:style-name="ce21" office:value-type="string">
            <text:p>DEAD ON ARRIVAL</text:p>
          </table:table-cell>
          <table:table-cell table:style-name="ce21" office:value-type="string">
            <text:p>OLD YORK HAMPTON HIGHWA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20T00:00:00">
            <text:p>8/20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OLD YORK HAMPTON HIGHWA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05T00:00:00">
            <text:p>8/5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OLD YORK HAMPTON HIGHWA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18T00:00:00">
            <text:p>9/18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OLD YORK HAMPTON HIGHWA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11T00:00:00">
            <text:p>9/11/2003</text:p>
          </table:table-cell>
          <table:table-cell table:style-name="ce21" office:value-type="string">
            <text:p>TAKING INDECENT LIBERTIES WITH CHILD</text:p>
          </table:table-cell>
          <table:table-cell table:style-name="ce21" office:value-type="string">
            <text:p>OLD YORK HAMPTON HIGHWA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25T00:00:00">
            <text:p>8/25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YORK HAMPTON HWY &amp; CANNON R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3T00:00:00">
            <text:p>3/2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YORK HAMPTON HWY, POWER LINE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2T00:00:00">
            <text:p>12/2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YORK HAMPTON WH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06T00:00:00">
            <text:p>11/6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OLD YORK-HAMPTON HW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9T00:00:00">
            <text:p>3/2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YORK HAMPTON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08T00:00:00">
            <text:p>6/8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READ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18T00:00:00">
            <text:p>5/18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RIVERMEADE COUR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05T00:00:00">
            <text:p>4/5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RIVERMEADE COUR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17T00:00:00">
            <text:p>3/17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RIVERMEADE COUR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10T00:00:00">
            <text:p>9/10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RIVERMEADE COUR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28T00:00:00">
            <text:p>10/2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IVERMEADE COUR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15T00:00:00">
            <text:p>6/15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IVERMEADE COUR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04T00:00:00">
            <text:p>2/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IVERMEADE COUR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26T00:00:00">
            <text:p>6/26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IVERMEADE COUR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29T00:00:00">
            <text:p>6/2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IVERMEADE COUR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28T00:00:00">
            <text:p>5/2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IVERMEADE COUR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31T00:00:00">
            <text:p>8/3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IVERMEADE COUR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05T00:00:00">
            <text:p>3/5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RIVERMEADE COURT</text:p>
          </table:table-cell>
          <table:table-cell table:style-name="ce25" office:value-type="float" office:value="166">
            <text:p>166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15T00:00:00">
            <text:p>11/15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RIVERMEADE COURT</text:p>
          </table:table-cell>
          <table:table-cell table:style-name="ce25" office:value-type="float" office:value="166">
            <text:p>166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20T00:00:00">
            <text:p>4/20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RIVERMEADE COUR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25T00:00:00">
            <text:p>10/25/2003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RIVERMEADE COUR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15T00:00:00">
            <text:p>5/15/2003</text:p>
          </table:table-cell>
          <table:table-cell table:style-name="ce21" office:value-type="string">
            <text:p>SEXUAL BATTERY</text:p>
          </table:table-cell>
          <table:table-cell table:style-name="ce21" office:value-type="string">
            <text:p>RIVERMEADE COUR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10T00:00:00">
            <text:p>9/10/2003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RIVERMEADE COUR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11T00:00:00">
            <text:p>8/11/2003</text:p>
          </table:table-cell>
          <table:table-cell table:style-name="ce21" office:value-type="string">
            <text:p>DAMAGE PRIVATE, PROPERTY</text:p>
          </table:table-cell>
          <table:table-cell table:style-name="ce22" office:value-type="string">
            <text:p>SMITH STREET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02T00:00:00">
            <text:p>5/2/2003</text:p>
          </table:table-cell>
          <table:table-cell table:style-name="ce21" office:value-type="string">
            <text:p>DEAD ON ARRIVAL</text:p>
          </table:table-cell>
          <table:table-cell table:style-name="ce21" office:value-type="string">
            <text:p>SPRIN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20T00:00:00">
            <text:p>1/20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SPRIN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14T00:00:00">
            <text:p>8/14/2003</text:p>
          </table:table-cell>
          <table:table-cell table:style-name="ce21" office:value-type="string">
            <text:p>RECOVERED VEHICLE-STOLEN OTHER JURISDICTION</text:p>
          </table:table-cell>
          <table:table-cell table:style-name="ce21" office:value-type="string">
            <text:p>SPRING ROAD &amp; BOUNDARY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22T00:00:00">
            <text:p>12/22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SURRENDER FIELD ROAD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8T00:00:00">
            <text:p>3/28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SYCAMORE LANE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10T00:00:00">
            <text:p>5/1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YCAMORE LANE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01T00:00:00">
            <text:p>7/1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TALIAFERRO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07T00:00:00">
            <text:p>1/7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TALIAFERRO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24T00:00:00">
            <text:p>11/2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TALIAFERRO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20T00:00:00">
            <text:p>12/20/2003</text:p>
          </table:table-cell>
          <table:table-cell table:style-name="ce21" office:value-type="string">
            <text:p>DUMPING TRASH ON HIGHWAY OR PRIVATE PROPERTY</text:p>
          </table:table-cell>
          <table:table-cell table:style-name="ce21" office:value-type="string">
            <text:p>TALIAFERRO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19T00:00:00">
            <text:p>6/19/2003</text:p>
          </table:table-cell>
          <table:table-cell table:style-name="ce21" office:value-type="string">
            <text:p>RECOVERED VEHICLE-STOLEN OTHER JURISDICTION</text:p>
          </table:table-cell>
          <table:table-cell table:style-name="ce21" office:value-type="string">
            <text:p>TALIAFERRO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01T00:00:00">
            <text:p>7/1/2003</text:p>
          </table:table-cell>
          <table:table-cell table:style-name="ce21" office:value-type="string">
            <text:p>THREATEN BODILY HARM</text:p>
          </table:table-cell>
          <table:table-cell table:style-name="ce21" office:value-type="string">
            <text:p>TALIAFERRO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01T00:00:00">
            <text:p>7/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TOUR ROAD BRIDGE @ CRAWFORD ROA</text:p>
          </table:table-cell>
          <table:table-cell/>
          <table:table-cell table:style-name="ce21" office:value-type="float" office:value="23690">
            <text:p>23690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3" office:value-type="date" office:date-value="2003-07-01T00:00:00">
            <text:p>7/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TOUR ROAD BRIDGE @ CRAWFORD ROA</text:p>
          </table:table-cell>
          <table:table-cell/>
          <table:table-cell table:style-name="ce21" office:value-type="float" office:value="23690">
            <text:p>23690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3" office:value-type="date" office:date-value="2003-03-16T00:00:00">
            <text:p>3/16/2003</text:p>
          </table:table-cell>
          <table:table-cell table:style-name="ce21" office:value-type="string">
            <text:p>ARSON</text:p>
          </table:table-cell>
          <table:table-cell table:style-name="ce24" office:value-type="string">
            <text:p>TOWER ROAD</text:p>
          </table:table-cell>
          <table:table-cell table:style-name="ce25" office:value-type="float" office:value="104">
            <text:p>104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16T00:00:00">
            <text:p>3/16/2003</text:p>
          </table:table-cell>
          <table:table-cell table:style-name="ce21" office:value-type="string">
            <text:p>RECOVERED VEHICLE-STOLEN OTHER JURISDICTION</text:p>
          </table:table-cell>
          <table:table-cell table:style-name="ce21" office:value-type="string">
            <text:p>TOWER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18T00:00:00">
            <text:p>1/18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TOWNLEY COUR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15T00:00:00">
            <text:p>8/15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TOWNLEY COUR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5T00:00:00">
            <text:p>12/5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TOWNLEY COUR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03T00:00:00">
            <text:p>4/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TOWNLEY COUR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27T00:00:00">
            <text:p>5/27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TOWNLEY COURT</text:p>
          </table:table-cell>
          <table:table-cell table:style-name="ce25" office:value-type="float" office:value="166">
            <text:p>166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26T00:00:00">
            <text:p>4/26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TOWNLEY COURT</text:p>
          </table:table-cell>
          <table:table-cell table:style-name="ce25" office:value-type="float" office:value="166">
            <text:p>166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8T00:00:00">
            <text:p>12/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TOWNLY COUR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25T00:00:00">
            <text:p>9/25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VIVAN COURT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10T00:00:00">
            <text:p>5/10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VIVIAN COURT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07T00:00:00">
            <text:p>1/7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VIVIAN COURT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10T00:00:00">
            <text:p>11/10/2003</text:p>
          </table:table-cell>
          <table:table-cell table:style-name="ce21" office:value-type="string">
            <text:p>THREATEN BODILY HARM</text:p>
          </table:table-cell>
          <table:table-cell table:style-name="ce21" office:value-type="string">
            <text:p>VIVIAN COURT &amp; BROWNS LANE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08T00:00:00">
            <text:p>4/8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WALNUT DRIV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03T00:00:00">
            <text:p>7/3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WALNUT DRIV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04T00:00:00">
            <text:p>6/4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WALNUT DRIV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11T00:00:00">
            <text:p>8/11/2003</text:p>
          </table:table-cell>
          <table:table-cell table:style-name="ce21" office:value-type="string">
            <text:p>ATTEMPTED SUICIDE</text:p>
          </table:table-cell>
          <table:table-cell table:style-name="ce21" office:value-type="string">
            <text:p>WALNUT DRIV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29T00:00:00">
            <text:p>7/29/2003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WALNUT DRIV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11T00:00:00">
            <text:p>10/1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ALNUT DRIV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14T00:00:00">
            <text:p>10/1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ALNUT DRIV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20T00:00:00">
            <text:p>1/2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ALNUT DRIV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23T00:00:00">
            <text:p>2/2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ALNUT DRIV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16T00:00:00">
            <text:p>5/16/2003</text:p>
          </table:table-cell>
          <table:table-cell table:style-name="ce21" office:value-type="string">
            <text:p>CONTRIBUTING TO THE DELINQUENCY OF A MINOR</text:p>
          </table:table-cell>
          <table:table-cell table:style-name="ce21" office:value-type="string">
            <text:p>WALNUT DRIV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29T00:00:00">
            <text:p>7/29/2003</text:p>
          </table:table-cell>
          <table:table-cell table:style-name="ce21" office:value-type="string">
            <text:p>CONTRIBUTING TO THE DELINQUENCY OF A MINOR-820 L.O.</text:p>
          </table:table-cell>
          <table:table-cell table:style-name="ce21" office:value-type="string">
            <text:p>WALNUT DRIV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29T00:00:00">
            <text:p>7/29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WALNUT DRIVE</text:p>
          </table:table-cell>
          <table:table-cell table:style-name="ce25" office:value-type="float" office:value="101">
            <text:p>101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21T00:00:00">
            <text:p>6/21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WALNUT DRIV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29T00:00:00">
            <text:p>7/29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WALNUT DRIV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09T00:00:00">
            <text:p>2/9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03T00:00:00">
            <text:p>6/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20T00:00:00">
            <text:p>8/2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25T00:00:00">
            <text:p>5/25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24T00:00:00">
            <text:p>7/2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02T00:00:00">
            <text:p>5/2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09T00:00:00">
            <text:p>2/9/2003</text:p>
          </table:table-cell>
          <table:table-cell table:style-name="ce21" office:value-type="string">
            <text:p>DAMAGE PROPERTY, BUSINESS</text:p>
          </table:table-cell>
          <table:table-cell table:style-name="ce22" office:value-type="string">
            <text:p>WATER STREET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28T00:00:00">
            <text:p>7/28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WATER STREET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01T00:00:00">
            <text:p>6/1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WATER STREET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30T00:00:00">
            <text:p>10/30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WATER STREET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18T00:00:00">
            <text:p>7/18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23T00:00:00">
            <text:p>7/23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09T00:00:00">
            <text:p>2/9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01T00:00:00">
            <text:p>9/1/2003</text:p>
          </table:table-cell>
          <table:table-cell table:style-name="ce21" office:value-type="string">
            <text:p>INDECENT EXPOSURE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05T00:00:00">
            <text:p>9/5/2003</text:p>
          </table:table-cell>
          <table:table-cell table:style-name="ce21" office:value-type="string">
            <text:p>INDECENT EXPOSURE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30T00:00:00">
            <text:p>10/30/2003</text:p>
          </table:table-cell>
          <table:table-cell table:style-name="ce21" office:value-type="string">
            <text:p>LARCENY,FROM COIN-OP.MACHINE OR DEVICE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06T00:00:00">
            <text:p>6/6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31T00:00:00">
            <text:p>7/31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17T00:00:00">
            <text:p>8/17/2003</text:p>
          </table:table-cell>
          <table:table-cell table:style-name="ce21" office:value-type="string">
            <text:p>LOST PROPERTY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08T00:00:00">
            <text:p>1/8/2003</text:p>
          </table:table-cell>
          <table:table-cell table:style-name="ce21" office:value-type="string">
            <text:p>LOST PROPERTY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26T00:00:00">
            <text:p>8/26/2003</text:p>
          </table:table-cell>
          <table:table-cell table:style-name="ce21" office:value-type="string">
            <text:p>LOST PROPERTY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13T00:00:00">
            <text:p>5/13/2003</text:p>
          </table:table-cell>
          <table:table-cell table:style-name="ce21" office:value-type="string">
            <text:p>PEEPING INTO OCCUPIED DWELLING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17T00:00:00">
            <text:p>5/17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04T00:00:00">
            <text:p>7/4/2003</text:p>
          </table:table-cell>
          <table:table-cell table:style-name="ce21" office:value-type="string">
            <text:p>POSSESSION OF CONTROLLED SUBSTANCES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08T00:00:00">
            <text:p>11/8/2003</text:p>
          </table:table-cell>
          <table:table-cell table:style-name="ce21" office:value-type="string">
            <text:p>STEAL OR TAMPER WITH COIN OPERATED EQUIPMENT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12T00:00:00">
            <text:p>5/12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ATER STREET &amp; BALLARD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06T00:00:00">
            <text:p>7/6/2003</text:p>
          </table:table-cell>
          <table:table-cell table:style-name="ce21" office:value-type="string">
            <text:p>RECOVERED VEHICLE-STOLEN OTHER JURISDICTION</text:p>
          </table:table-cell>
          <table:table-cell table:style-name="ce21" office:value-type="string">
            <text:p>WATER STREET &amp; BALLARD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19T00:00:00">
            <text:p>7/19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WATER STREET &amp; COLEMAN BRIDGE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05T00:00:00">
            <text:p>10/5/2003</text:p>
          </table:table-cell>
          <table:table-cell table:style-name="ce21" office:value-type="string">
            <text:p>DAMAGE PROPERTY, PRIVATE</text:p>
          </table:table-cell>
          <table:table-cell table:style-name="ce22" office:value-type="string">
            <text:p>WHIT COURT</text:p>
          </table:table-cell>
          <table:table-cell table:style-name="ce25" office:value-type="float" office:value="249">
            <text:p>249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03T00:00:00">
            <text:p>5/3/2003</text:p>
          </table:table-cell>
          <table:table-cell table:style-name="ce21" office:value-type="string">
            <text:p>ABDUCTION -EXTORT MONEY OR IMMORAL PURPOSE</text:p>
          </table:table-cell>
          <table:table-cell table:style-name="ce21" office:value-type="string">
            <text:p>WHITT COURT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8T00:00:00">
            <text:p>12/8/2003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WHITT COURT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19T00:00:00">
            <text:p>2/19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WHITT COURT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03T00:00:00">
            <text:p>5/3/2003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WHITT COURT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03T00:00:00">
            <text:p>5/3/2003</text:p>
          </table:table-cell>
          <table:table-cell table:style-name="ce21" office:value-type="string">
            <text:p>OBJECT SEXUAL PENETRATION</text:p>
          </table:table-cell>
          <table:table-cell table:style-name="ce21" office:value-type="string">
            <text:p>WHITT COURT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17T00:00:00">
            <text:p>7/17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WHITT COURT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03T00:00:00">
            <text:p>5/3/2003</text:p>
          </table:table-cell>
          <table:table-cell table:style-name="ce21" office:value-type="string">
            <text:p>RAPE</text:p>
          </table:table-cell>
          <table:table-cell table:style-name="ce24" office:value-type="string">
            <text:p>WHITT COURT</text:p>
          </table:table-cell>
          <table:table-cell table:style-name="ce25" office:value-type="float" office:value="249">
            <text:p>249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6T00:00:00">
            <text:p>3/26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YORK DRIV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6T00:00:00">
            <text:p>3/26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YORK DRIV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22T00:00:00">
            <text:p>10/22/2003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YORK DRIV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14T00:00:00">
            <text:p>12/14/2003</text:p>
          </table:table-cell>
          <table:table-cell table:style-name="ce21" office:value-type="string">
            <text:p>SHOOTING FROM VEHICLES</text:p>
          </table:table-cell>
          <table:table-cell table:style-name="ce21" office:value-type="string">
            <text:p>YORK DRIV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